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78624" officeooo:paragraph-rsid="00078624"/>
    </style:style>
    <style:style style:name="P2" style:family="paragraph" style:parent-style-name="Standard">
      <style:text-properties officeooo:paragraph-rsid="00078624"/>
    </style:style>
    <style:style style:name="T1" style:family="text">
      <style:text-properties officeooo:rsid="00078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sur le projets Inception de 42</text:p>
      <text:p text:style-name="P1"/>
      <text:p text:style-name="P1"/>
      <text:p text:style-name="P1">But du projet : Creer des container Docker Nignx → server, MariaDB → DataBase <text:s/>et WordPress → <text:tab/><text:tab/><text:tab/>CMS de Site web</text:p>
      <text:p text:style-name="P1"/>
      <text:p text:style-name="Standard"/>
      <text:p text:style-name="P1">Regle :</text:p>
      <text:p text:style-name="P2"><text:span text:style-name="T1"><text:tab/>1. </text:span>Un container Docker contenant NGINX avec TLSv1.2 ou TLSv1.3 uniquement.</text:p>
      <text:p text:style-name="P2"><text:span text:style-name="T1"><text:tab/>2. </text:span>Un container Docker contenant WordPress + php-fpm (installé et configuré) uni-<text:line-break/> <text:tab/><text:tab/>quement sans nginx.</text:p>
      <text:p text:style-name="P2"><text:span text:style-name="T1"><text:tab/>3. </text:span>Un container Docker contenant MariaDB uniquement sans nginx.</text:p>
      <text:p text:style-name="P2"><text:span text:style-name="T1"><text:tab/>4. </text:span>Un volume contenant votre base de données WordPress.</text:p>
      <text:p text:style-name="P2"><text:span text:style-name="T1"><text:tab/>5. </text:span>Un second volume contenant les fichiers de votre site WordPress.</text:p>
      <text:p text:style-name="P2"><text:span text:style-name="T1"><text:tab/>6. </text:span>Un docker-network qui fera le lien entre vos containers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1:20:07.976244777</meta:creation-date>
    <dc:date>2024-04-05T12:10:06.835555358</dc:date>
    <meta:editing-duration>PT49M59S</meta:editing-duration>
    <meta:editing-cycles>1</meta:editing-cycles>
    <meta:generator>LibreOffice/7.6.6.3$Linux_X86_64 LibreOffice_project/60$Build-3</meta:generator>
    <meta:document-statistic meta:table-count="0" meta:image-count="0" meta:object-count="0" meta:page-count="1" meta:paragraph-count="9" meta:word-count="95" meta:character-count="582" meta:non-whitespace-character-count="483"/>
  </office:meta>
</office:document-meta>
</file>